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5154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text-position="sub 58%"/>
    </style:style>
  </office:automatic-styles>
  <office:body>
    <office:spreadsheet>
      <table:table table:name="Sheet1" table:style-name="ta1">
        <table:shapes>
          <draw:frame draw:z-index="0" draw:style-name="gr1" svg:width="6.9866in" svg:height="6.1173in" svg:x="2.2484in" svg:y="0.039in">
            <draw:object draw:notify-on-update-of-ranges="Sheet1.B4:Sheet1.B4 Sheet1.B5:Sheet1.B20 Sheet1.C4:Sheet1.C4 Sheet1.C5:Sheet1.C20 Sheet1.D4:Sheet1.D4 Sheet1.D5:Sheet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 table:number-rows-repeated="3">
          <table:table-cell table:number-columns-repeated="3"/>
          <table:table-cell table:style-name="Default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Euclid</text:p>
          </table:table-cell>
          <table:table-cell table:style-name="Default" office:value-type="string">
            <text:p>Log<text:span text:style-name="T1">3/2</text:span>(2n/3)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LOG((2/3*[.B5]);3/2)" office:value-type="float" office:value="4.12853387405436">
            <text:p>4.12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LOG((2/3*[.B6]);3/2)" office:value-type="float" office:value="5.12853387405436">
            <text:p>5.12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LOG((2/3*[.B7]);3/2)" office:value-type="float" office:value="6.12853387405436">
            <text:p>6.129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LOG((2/3*[.B8]);3/2)" office:value-type="float" office:value="7.12853387405436">
            <text:p>7.12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formula="of:=LOG((2/3*[.B9]);3/2)" office:value-type="float" office:value="8.09789616997048">
            <text:p>8.09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formula="of:=LOG((2/3*[.B10]);3/2)" office:value-type="float" office:value="9.09789616997048">
            <text:p>9.098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LOG((2/3*[.B11]);3/2)" office:value-type="float" office:value="10.0978961699705">
            <text:p>10.098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table:formula="of:=LOG((2/3*[.B12]);3/2)" office:value-type="float" office:value="11.0978961699705">
            <text:p>11.09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1">
            <text:p>11</text:p>
          </table:table-cell>
          <table:table-cell table:formula="of:=LOG((2/3*[.B13]);3/2)" office:value-type="float" office:value="12.0917990013216">
            <text:p>12.092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12">
            <text:p>12</text:p>
          </table:table-cell>
          <table:table-cell table:formula="of:=LOG((2/3*[.B14]);3/2)" office:value-type="float" office:value="13.0917990013216">
            <text:p>13.092</text:p>
          </table:table-cell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13">
            <text:p>13</text:p>
          </table:table-cell>
          <table:table-cell table:formula="of:=LOG((2/3*[.B15]);3/2)" office:value-type="float" office:value="14.0890843026849">
            <text:p>14.089</text:p>
          </table:table-cell>
        </table:table-row>
        <table:table-row table:style-name="ro1">
          <table:table-cell/>
          <table:table-cell office:value-type="float" office:value="681">
            <text:p>681</text:p>
          </table:table-cell>
          <table:table-cell office:value-type="float" office:value="14">
            <text:p>14</text:p>
          </table:table-cell>
          <table:table-cell table:formula="of:=LOG((2/3*[.B16]);3/2)" office:value-type="float" office:value="15.0890843026849">
            <text:p>15.089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5">
            <text:p>15</text:p>
          </table:table-cell>
          <table:table-cell table:formula="of:=LOG((2/3*[.B17]);3/2)" office:value-type="float" office:value="16.0878768101456">
            <text:p>16.088</text:p>
          </table:table-cell>
        </table:table-row>
        <table:table-row table:style-name="ro1">
          <table:table-cell/>
          <table:table-cell office:value-type="float" office:value="1531">
            <text:p>1531</text:p>
          </table:table-cell>
          <table:table-cell office:value-type="float" office:value="15">
            <text:p>15</text:p>
          </table:table-cell>
          <table:table-cell table:formula="of:=LOG((2/3*[.B18]);3/2)" office:value-type="float" office:value="17.0870714865589">
            <text:p>17.087</text:p>
          </table:table-cell>
        </table:table-row>
        <table:table-row table:style-name="ro1">
          <table:table-cell/>
          <table:table-cell office:value-type="float" office:value="2296">
            <text:p>2296</text:p>
          </table:table-cell>
          <table:table-cell office:value-type="float" office:value="16">
            <text:p>16</text:p>
          </table:table-cell>
          <table:table-cell table:formula="of:=LOG((2/3*[.B19]);3/2)" office:value-type="float" office:value="18.0865344580402">
            <text:p>18.087</text:p>
          </table:table-cell>
        </table:table-row>
        <table:table-row table:style-name="ro1">
          <table:table-cell/>
          <table:table-cell office:value-type="float" office:value="3444">
            <text:p>3444</text:p>
          </table:table-cell>
          <table:table-cell office:value-type="float" office:value="17">
            <text:p>17</text:p>
          </table:table-cell>
          <table:table-cell table:formula="of:=LOG((2/3*[.B20]);3/2)" office:value-type="float" office:value="19.0865344580402">
            <text:p>19.0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10/13/2012</text:date>, <text:time>01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date>2012-10-13T01:55:43.86</dc:date>
    <meta:editing-duration>PT55M5S</meta:editing-duration>
    <meta:editing-cycles>2</meta:editing-cycles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47cm" svg:height="15.539cm" xlink:href=".." xlink:type="simple" chart:class="chart:line" chart:style-name="ch1">
        <chart:legend chart:legend-position="end" svg:x="14.498cm" svg:y="7.195cm" style:legend-expansion="high" chart:style-name="ch2"/>
        <chart:plot-area chart:style-name="ch3" table:cell-range-address="Sheet1.B4:Sheet1.D20" chart:data-source-has-labels="both" svg:x="1.392cm" svg:y="1.375cm" svg:width="12.398cm" svg:height="12.846cm">
          <chartooo:coordinate-region svg:x="2.013cm" svg:y="1.587cm" svg:width="11.405cm" svg:height="11.961cm"/>
          <chart:axis chart:dimension="x" chart:name="primary-x" chart:style-name="ch4" chartooo:axis-type="auto">
            <chartooo:date-scale/>
            <chart:title svg:x="7.441cm" svg:y="14.532cm" chart:style-name="ch5">
              <text:p>n</text:p>
            </chart:title>
            <chart:categories table:cell-range-address="Sheet1.B5:Sheet1.B20"/>
          </chart:axis>
          <chart:axis chart:dimension="y" chart:name="primary-y" chart:style-name="ch6">
            <chart:title svg:x="0.451cm" svg:y="8.398cm" chart:style-name="ch7">
              <text:p># of %s</text:p>
            </chart:title>
            <chart:grid chart:style-name="ch8" chart:class="major"/>
          </chart:axis>
          <chart:series chart:style-name="ch9" chart:values-cell-range-address="Sheet1.C5:Sheet1.C20" chart:label-cell-address="Sheet1.C4:Sheet1.C4" chart:class="chart:line">
            <chart:data-point chart:repeated="16"/>
          </chart:series>
          <chart:series chart:style-name="ch10" chart:values-cell-range-address="Sheet1.D5:Sheet1.D20" chart:label-cell-address="Sheet1.D4:Sheet1.D4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clid</text:p>
                <draw:g>
                  <svg:desc>Sheet1.C4:Sheet1.C4</svg:desc>
                </draw:g>
              </table:table-cell>
              <table:table-cell office:value-type="string">
                <text:p>Log3/2(2n/3)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5:Sheet1.B20</svg:desc>
                </draw:g>
              </table:table-cell>
              <table:table-cell office:value-type="float" office:value="1">
                <text:p>1</text:p>
                <draw:g>
                  <svg:desc>Sheet1.C5:Sheet1.C20</svg:desc>
                </draw:g>
              </table:table-cell>
              <table:table-cell office:value-type="float" office:value="4.12853387405436">
                <text:p>4.12853387405436</text:p>
                <draw:g>
                  <svg:desc>Sheet1.D5:Sheet1.D20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.12853387405436">
                <text:p>5.128533874054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.12853387405436">
                <text:p>6.1285338740543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.12853387405436">
                <text:p>7.128533874054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8.09789616997048">
                <text:p>8.097896169970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9.09789616997048">
                <text:p>9.097896169970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10.0978961699705">
                <text:p>10.097896169970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11.0978961699705">
                <text:p>11.097896169970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1">
                <text:p>11</text:p>
              </table:table-cell>
              <table:table-cell office:value-type="float" office:value="12.0917990013216">
                <text:p>12.091799001321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2">
                <text:p>12</text:p>
              </table:table-cell>
              <table:table-cell office:value-type="float" office:value="13.0917990013216">
                <text:p>13.091799001321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3">
                <text:p>13</text:p>
              </table:table-cell>
              <table:table-cell office:value-type="float" office:value="14.0890843026849">
                <text:p>14.0890843026849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4">
                <text:p>14</text:p>
              </table:table-cell>
              <table:table-cell office:value-type="float" office:value="15.0890843026849">
                <text:p>15.0890843026849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5">
                <text:p>15</text:p>
              </table:table-cell>
              <table:table-cell office:value-type="float" office:value="16.0878768101456">
                <text:p>16.0878768101456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15">
                <text:p>15</text:p>
              </table:table-cell>
              <table:table-cell office:value-type="float" office:value="17.0870714865589">
                <text:p>17.0870714865589</text:p>
              </table:table-cell>
            </table:table-row>
            <table:table-row>
              <table:table-cell office:value-type="float" office:value="2296">
                <text:p>2300</text:p>
              </table:table-cell>
              <table:table-cell office:value-type="float" office:value="16">
                <text:p>16</text:p>
              </table:table-cell>
              <table:table-cell office:value-type="float" office:value="18.0865344580402">
                <text:p>18.0865344580402</text:p>
              </table:table-cell>
            </table:table-row>
            <table:table-row>
              <table:table-cell office:value-type="float" office:value="3444">
                <text:p>3440</text:p>
              </table:table-cell>
              <table:table-cell office:value-type="float" office:value="17">
                <text:p>17</text:p>
              </table:table-cell>
              <table:table-cell office:value-type="float" office:value="19.0865344580402">
                <text:p>19.0865344580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